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textarea-vertical-align="top" fo:min-height="19.55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 draw:shadow="hidden"/>
    </style:style>
    <style:style style:name="pr6" style:family="presentation" style:parent-style-name="Default-title">
      <style:graphic-properties fo:min-height="2.286cm"/>
    </style:style>
    <style:style style:name="pr7" style:family="presentation" style:parent-style-name="Default-title">
      <style:graphic-properties fo:min-height="2.057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paragraph-properties fo:text-align="start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color="#0000ff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4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15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9" style:family="text">
      <style:text-properties fo:font-size="20pt" style:text-underline-style="none" style:font-size-asian="20pt" style:font-size-complex="20pt"/>
    </style:style>
    <style:style style:name="T20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5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26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8cm" svg:height="19.558cm" svg:x="0cm" svg:y="0cm" presentation:class="subtitle" presentation:user-transformed="true">
          <draw:text-box>
            <text:p text:style-name="P1"><text:tab/><text:tab/><text:tab/><text:tab/><text:tab/><text:tab/><text:tab/><text:span text:style-name="T1">3η Σειρά Εργασιών</text:span></text:p>
            <text:p text:style-name="P1"><text:span text:style-name="T2"/></text:p>
            <text:p text:style-name="P1"><text:span text:style-name="T3"/></text:p>
            <text:p text:style-name="P1"><text:span text:style-name="T4">Our monitor structure:</text:span></text:p>
            <text:p text:style-name="P1"><text:span text:style-name="T2"><text:tab/></text:span></text:p>
            <text:p text:style-name="P1"><text:span text:style-name="T5"><text:tab/></text:span><text:span text:style-name="T6">monitor(wait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onitor(signal)</text:span></text:p>
            <text:p text:style-name="P1"><text:span text:style-name="T6"><text:tab/></text:span><text:span text:style-name="T7">lock(mutex)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ock(mutex);</text:span></text:p>
            <text:p text:style-name="P1"><text:span text:style-name="T7"><text:tab/></text:span><text:span text:style-name="T7">while(val == 0) {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val = 1;</text:span></text:p>
            <text:p text:style-name="P1"><text:span text:style-name="T7"><text:tab/></text:span><text:span text:style-name="T7"><text:tab/></text:span><text:span text:style-name="T7">wait(cond, mutex);</text:span><text:span text:style-name="T7"><text:tab/></text:span><text:span text:style-name="T7"><text:tab/></text:span><text:span text:style-name="T7"><text:tab/></text:span><text:span text:style-name="T7">signal(cond);</text:span></text:p>
            <text:p text:style-name="P1"><text:span text:style-name="T7"><text:tab/></text:span><text:span text:style-name="T7">}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unlock(mutex);</text:span></text:p>
            <text:p text:style-name="P1"><text:span text:style-name="T7"><text:tab/></text:span><text:span text:style-name="T7">val = 0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<text:p text:style-name="P1"><text:span text:style-name="T7"><text:tab/></text:span><text:span text:style-name="T7">unlock(mutex);</text:span></text:p>
            <text:p text:style-name="P1"><text:span text:style-name="T2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8cm" svg:height="19.812cm" svg:x="0cm" svg:y="0cm" presentation:class="outline" presentation:user-transformed="true">
          <draw:text-box>
            <text:p text:style-name="P4"><text:span text:style-name="T8">Exercise 3.1</text:span></text:p>
            <text:p text:style-name="P1"><text:span text:style-name="T9">Our monitors: begin, ender, cond, cond_down</text:span><text:span text:style-name="T10">.</text:span></text:p>
            <text:p text:style-name="P1"><text:span text:style-name="T9">Main thread:</text:span></text:p>
            <text:p text:style-name="P1"><text:span text:style-name="T10">Create N worker threads</text:span></text:p>
            <text:p text:style-name="P1"><text:span text:style-name="T10">while(next problem region defined) {</text:span></text:p>
            <text:p text:style-name="P1"><text:span text:style-name="T10"><text:s text:c="4"/></text:span><text:span text:style-name="T10">Create N jobs and assign to workers</text:span></text:p>
            <text:p text:style-name="P1"><text:span text:style-name="T10"><text:s text:c="4"/></text:span><text:span text:style-name="T10">Notify workers(</text:span><text:span text:style-name="T9">begin(signal)</text:span><text:span text:style-name="T10">)</text:span></text:p>
            <text:p text:style-name="P1"><text:span text:style-name="T10"><text:s text:c="4"/></text:span><text:span text:style-name="T10">while(not all workers done) {</text:span></text:p>
            <text:p text:style-name="P1"><text:span text:style-name="T10"><text:s text:c="7"/></text:span><text:span text:style-name="T9">cond_down(signal)</text:span></text:p>
            <text:p text:style-name="P1"><text:span text:style-name="T10"><text:s text:c="7"/></text:span><text:span text:style-name="T10">Wait for some worker to finish job(</text:span><text:span text:style-name="T9">cond(wait)</text:span><text:span text:style-name="T10">)</text:span></text:p>
            <text:p text:style-name="P1"><text:span text:style-name="T10"><text:s text:c="7"/></text:span><text:span text:style-name="T10">Retrieve and draw the result</text:span></text:p>
            <text:p text:style-name="P1"><text:span text:style-name="T10"><text:s text:c="4"/></text:span><text:span text:style-name="T10">}</text:span></text:p>
            <text:p text:style-name="P1"><text:span text:style-name="T10"><text:s text:c="4"/></text:span><text:span text:style-name="T9">ender(signal)</text:span></text:p>
            <text:p text:style-name="P1"><text:span text:style-name="T10">}</text:span></text:p>
            <text:p text:style-name="P4"><text:span text:style-name="T10"/></text:p>
            <text:p text:style-name="P4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8cm" svg:height="19.812cm" svg:x="0cm" svg:y="0cm" presentation:class="outline" presentation:user-transformed="true">
          <draw:text-box>
            <text:p text:style-name="P4"><text:span text:style-name="T9"/></text:p>
            <text:p text:style-name="P4"><text:span text:style-name="T11">Worker thread:</text:span></text:p>
            <text:p text:style-name="P4"><text:span text:style-name="T12">While(1) {</text:span></text:p>
            <text:p text:style-name="P4"><text:span text:style-name="T12"><text:s text:c="3"/></text:span><text:span text:style-name="T12">Wait for main to assign job(</text:span><text:span text:style-name="T11">begin(wait)</text:span><text:span text:style-name="T12">)</text:span></text:p>
            <text:p text:style-name="P4"><text:span text:style-name="T12"><text:s text:c="3"/></text:span><text:span text:style-name="T11">begin(signal)</text:span></text:p>
            <text:p text:style-name="P4"><text:span text:style-name="T12"><text:s text:c="3"/></text:span><text:span text:style-name="T12">Retrieve job parameters</text:span></text:p>
            <text:p text:style-name="P4"><text:span text:style-name="T12"><text:s text:c="3"/></text:span><text:span text:style-name="T12">Perform the Mandelbrot computation</text:span></text:p>
            <text:p text:style-name="P4"><text:span text:style-name="T12"><text:s text:c="3"/></text:span><text:span text:style-name="T12">Store results</text:span></text:p>
            <text:p text:style-name="P4"><text:span text:style-name="T12"><text:s text:c="3"/></text:span><text:span text:style-name="T11">cond_down(wait)</text:span></text:p>
            <text:p text:style-name="P4"><text:span text:style-name="T12"><text:s text:c="3"/></text:span><text:span text:style-name="T12">Notify main(</text:span><text:span text:style-name="T11">cond(signal)</text:span><text:span text:style-name="T12">)</text:span></text:p>
            <text:p text:style-name="P4"><text:span text:style-name="T12"><text:s text:c="3"/></text:span><text:span text:style-name="T11">ender(wait)</text:span></text:p>
            <text:p text:style-name="P4"><text:span text:style-name="T12"><text:s text:c="3"/></text:span><text:span text:style-name="T11">ender(signal)</text:span></text:p>
            <text:p text:style-name="P4"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9cm" svg:height="3.506cm" svg:x="0.455cm" svg:y="-0.966cm" presentation:class="title" presentation:user-transformed="true">
          <draw:text-box>
            <text:p text:style-name="P4"><text:span text:style-name="T4">Exercise 3.2</text:span></text:p>
          </draw:text-box>
        </draw:frame>
        <draw:frame presentation:style-name="pr5" draw:text-style-name="P4" draw:layer="layout" svg:width="25.199cm" svg:height="18.783cm" svg:x="0.308cm" svg:y="1.791cm" presentation:class="outline" presentation:user-transformed="true">
          <draw:text-box>
            <text:p text:style-name="P4"><text:span text:style-name="T9">Our monitors : mtx_control_blue,mtx_control_reds</text:span></text:p>
            <text:p text:style-name="P4"><text:span text:style-name="T13">Code of threads:</text:span></text:p>
            <text:p text:style-name="P4"><text:span text:style-name="T14">Void *cars(char *color){</text:span></text:p>
            <text:p text:style-name="P4"><text:span text:style-name="T14"><text:s text:c="4"/></text:span><text:span text:style-name="T14">if(car is red){</text:span></text:p>
            <text:p text:style-name="P4"><text:span text:style-name="T14"><text:s text:c="8"/></text:span><text:span text:style-name="T14">if(it is the first time or the are no cars in the bridge){</text:span></text:p>
            <text:p text:style-name="P4"><text:span text:style-name="T14"><text:s text:c="12"/></text:span><text:span text:style-name="T14">Counter++;</text:span></text:p>
            <text:p text:style-name="P4"><text:span text:style-name="T14"><text:s text:c="12"/></text:span><text:span text:style-name="T14">first_time = 1;</text:span></text:p>
            <text:p text:style-name="P4"><text:span text:style-name="T14"><text:s text:c="8"/></text:span><text:span text:style-name="T14">}</text:span></text:p>
            <text:p text:style-name="P4"><text:span text:style-name="T14"><text:s text:c="8"/></text:span><text:span text:style-name="T14">Else{</text:span></text:p>
            <text:p text:style-name="P4"><text:span text:style-name="T14"><text:s text:c="15"/></text:span><text:span text:style-name="T15">mtx_control_reds(wait)</text:span></text:p>
            <text:p text:style-name="P4"><text:span text:style-name="T14"><text:s text:c="8"/></text:span><text:span text:style-name="T14">}</text:span></text:p>
            <text:p text:style-name="P4"><text:span text:style-name="T14"><text:s text:c="8"/></text:span><text:span text:style-name="T14">Counter++;</text:span></text:p>
            <text:p text:style-name="P4"><text:span text:style-name="T14"><text:s text:c="4"/></text:span><text:span text:style-name="T14">}</text:span></text:p>
            <text:p text:style-name="P4"><text:span text:style-name="T14"><text:s text:c="4"/></text:span><text:span text:style-name="T14">if(car is blue){</text:span></text:p>
            <text:p text:style-name="P4"><text:span text:style-name="T14"><text:s text:c="7"/></text:span><text:span text:style-name="T14">THE SAME CODE AS RED BUT WITH </text:span><text:span text:style-name="T15">mtx_control_blue(wait)</text:span></text:p>
            <text:p text:style-name="P4"><text:span text:style-name="T15"><text:s text:c="4"/></text:span><text:span text:style-name="T14">}</text:span></text:p>
            <text:p text:style-name="P4"><text:span text:style-name="T16"/></text:p>
            <text:p text:style-name="P4"><text:s/></text:p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6.091cm" svg:height="18.796cm" svg:x="0.508cm" svg:y="0.254cm" presentation:class="outline" presentation:user-transformed="true">
          <draw:text-box>
            <text:p><text:span text:style-name="T12">if(counter &lt;= max_bridge_cars and car is red){</text:span></text:p>
            <text:p><text:span text:style-name="T12"><text:s text:c="4"/></text:span><text:span text:style-name="T12">if(counter != max_bridge_cars){</text:span></text:p>
            <text:p><text:span text:style-name="T12"><text:s text:c="7"/></text:span><text:span text:style-name="T11">mtx_control_reds(signal)</text:span></text:p>
            <text:p><text:span text:style-name="T12"><text:s text:c="4"/></text:span><text:span text:style-name="T12">}</text:span></text:p>
            <text:p><text:span text:style-name="T12">}</text:span></text:p>
            <text:p><text:span text:style-name="T12">if(counter &lt;= max_bridge_cars and car is blue){</text:span></text:p>
            <text:p><text:span text:style-name="T12"><text:s text:c="3"/></text:span><text:span text:style-name="T12">if(counter != max_bridge_cars){</text:span></text:p>
            <text:p><text:span text:style-name="T12"><text:s text:c="6"/></text:span><text:span text:style-name="T11">mtx_control_blue(signal)</text:span></text:p>
            <text:p><text:span text:style-name="T12"><text:s text:c="3"/></text:span><text:span text:style-name="T12">}</text:span></text:p>
            <text:p><text:span text:style-name="T12">}</text:span></text:p>
            <text:p><text:span text:style-name="T12">bridge_function(color of car);</text:span></text:p>
            <text:p><text:span text:style-name="T12"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19.304cm" svg:x="1.4cm" svg:y="0.762cm" presentation:class="outline" presentation:user-transformed="true">
          <draw:text-box>
            <text:p><text:span text:style-name="T12">if(car is red){</text:span></text:p>
            <text:p><text:span text:style-name="T12"><text:s text:c="4"/></text:span><text:span text:style-name="T12">if(counter != 0){</text:span></text:p>
            <text:p><text:span text:style-name="T12"><text:s text:c="9"/></text:span><text:span text:style-name="T12">Counter--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if(counter_blue != 0 and counter == 0){</text:span></text:p>
            <text:p><text:span text:style-name="T12"><text:s text:c="10"/></text:span><text:span text:style-name="T11">mtx_control_blue(signal)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Else if (counter_red != 0 and counter == 0){</text:span></text:p>
            <text:p><text:span text:style-name="T12"><text:s text:c="9"/></text:span><text:span text:style-name="T11">mtx_control_reds(signal)</text:span></text:p>
            <text:p><text:span text:style-name="T12"><text:s text:c="4"/></text:span><text:span text:style-name="T12">}</text:span></text:p>
            <text:p><text:span text:style-name="T12"><text:s text:c="3"/></text:span><text:span text:style-name="T12">Else{</text:span></text:p>
            <text:p><text:span text:style-name="T12"><text:s text:c="9"/></text:span><text:span text:style-name="T12">if(counter == 0){</text:span></text:p>
            <text:p><text:span text:style-name="T12"><text:s text:c="15"/></text:span><text:span text:style-name="T12">first_time = 1;</text:span></text:p>
            <text:p><text:span text:style-name="T12"><text:s text:c="15"/></text:span><text:span text:style-name="T11">mtx_control_red(wait)</text:span></text:p>
            <text:p><text:span text:style-name="T12"><text:s text:c="9"/></text:span><text:span text:style-name="T12">}</text:span></text:p>
            <text:p><text:span text:style-name="T12"><text:s text:c="4"/></text:span><text:span text:style-name="T12">}</text:span></text:p>
            <text:p><text:span text:style-name="T12">}</text:span></text:p>
            <text:p><text:span text:style-name="T12">If(car is blue){</text:span></text:p>
            <text:p><text:span text:style-name="T12"><text:s text:c="4"/></text:span><text:span text:style-name="T12">Similarly as red</text:span></text:p>
            <text:p><text:span text:style-name="T12"><text:s text:c="4"/></text:span><text:span text:style-name="T12">counter_blue ----→ counter_red</text:span></text:p>
            <text:p><text:span text:style-name="T12"><text:s text:c="4"/></text:span><text:span text:style-name="T11">mtx_control_blue-----→ mtx_control_red</text:span></text:p>
            <text:p><text:span text:style-name="T12">} <text:s text:c="3"/>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7.238cm" svg:height="21cm" svg:x="0.762cm" svg:y="0cm" presentation:class="outline" presentation:user-transformed="true">
          <draw:text-box>
            <text:p text:style-name="P4"><text:span text:style-name="T8">Exercise 3.3</text:span></text:p>
            <text:p text:style-name="P4"><text:span text:style-name="T17">Our monitors: start, rest, locker, train_wait.</text:span></text:p>
            <text:p text:style-name="P4"><text:span text:style-name="T17">Main thread:</text:span></text:p>
            <text:p text:style-name="P4"><text:span text:style-name="T18">Initialize mutexes and conds.</text:span></text:p>
            <text:p text:style-name="P4"><text:span text:style-name="T18">While(1) {</text:span></text:p>
            <text:p text:style-name="P4"><text:span text:style-name="T19"><text:s text:c="7"/></text:span><text:span text:style-name="T19">Read ‘t’ for train , ‘p’ for passenger or ‘q’ for exit.</text:span></text:p>
            <text:p text:style-name="P4"><text:span text:style-name="T19"><text:s text:c="7"/></text:span><text:span text:style-name="T19">Make threads for train and passengers depending on the answer.</text:span></text:p>
            <text:p text:style-name="P4"><text:span text:style-name="T19"><text:s text:c="7"/></text:span><text:span text:style-name="T19">if(answer is ‘q’) {</text:span></text:p>
            <text:p text:style-name="P4"><text:span text:style-name="T19"><text:s text:c="12"/></text:span><text:span text:style-name="T19">flag = 1;</text:span></text:p>
            <text:p text:style-name="P4"><text:span text:style-name="T17"><text:s text:c="12"/></text:span><text:span text:style-name="T18">Break;</text:span></text:p>
            <text:p text:style-name="P4"><text:span text:style-name="T18"><text:s text:c="7"/></text:span><text:span text:style-name="T18">}</text:span></text:p>
            <text:p text:style-name="P4"><text:span text:style-name="T18">}</text:span></text:p>
            <text:p text:style-name="P4"><text:span text:style-name="T18">pthread_join();</text:span></text:p>
            <text:p text:style-name="P4"><text:span text:style-name="T18">Destroy mutexes and conds.</text:span></text:p>
            <text:p text:style-name="P4"><text:span text:style-name="T18"/></text:p>
            <text:p text:style-name="P4"><text:span text:style-name="T20"/></text:p>
            <text:p text:style-name="P4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6" draw:layer="layout" svg:width="28cm" svg:height="21cm" svg:x="0cm" svg:y="0cm" presentation:class="outline" presentation:user-transformed="true">
          <draw:text-box>
            <text:list text:style-name="L2">
              <text:list-header>
                <text:p><text:span text:style-name="T9">Train thread:</text:span></text:p>
              </text:list-header>
              <text:list-item>
                <text:p text:style-name="P4"><text:span text:style-name="T21">while(1) {</text:span></text:p>
                <text:list>
                  <text:list-header>
                    <text:p text:style-name="P4"><text:span text:style-name="T21">if(!first_time) {</text:span></text:p>
                    <text:list>
                      <text:list-header>
                        <text:p text:style-name="P4"><text:span text:style-name="T21">if(flag_in==1) {</text:span></text:p>
                        <text:list>
                          <text:list-header>
                            <text:p text:style-name="P4"><text:span text:style-name="T21">flag_in = 0;</text:span></text:p>
                            <text:p text:style-name="P4"><text:span text:style-name="T9">locker(signal);</text:span></text:p>
                          </text:list-header>
                        </text:list>
                        <text:p text:style-name="P4"><text:span text:style-name="T21">}</text:span></text:p>
                        <text:p text:style-name="P4"><text:span text:style-name="T9">rest(signal);</text:span></text:p>
                      </text:list-header>
                    </text:list>
                    <text:p text:style-name="P4"><text:span text:style-name="T21">}</text:span></text:p>
                    <text:p text:style-name="P4"><text:span text:style-name="T9">start(wait);</text:span></text:p>
                    <text:p text:style-name="P4"><text:span text:style-name="T21">if((!first_time)&amp;&amp;(flag_in == 0)) {</text:span><text:span text:style-name="T21"><text:line-break/></text:span><text:span text:style-name="T21"><text:tab/></text:span><text:span text:style-name="T9">locker(wait);</text:span></text:p>
                    <text:p text:style-name="P4"><text:span text:style-name="T21">}</text:span></text:p>
                    <text:p text:style-name="P4"><text:span text:style-name="T9">start(signal);</text:span></text:p>
                    <text:p text:style-name="P4"><text:span text:style-name="T21">sleep(1); (train ride)</text:span></text:p>
                    <text:p text:style-name="P4"><text:span text:style-name="T9">train_wait(wait);</text:span></text:p>
                    <text:p text:style-name="P4"><text:span text:style-name="T21">first_time = 0;</text:span></text:p>
                    <text:p text:style-name="P4"><text:span text:style-name="T21">if(flag == 1) {</text:span></text:p>
                    <text:list>
                      <text:list-header>
                        <text:p text:style-name="P4"><text:span text:style-name="T21">break;</text:span></text:p>
                      </text:list-header>
                    </text:list>
                    <text:p text:style-name="P4"><text:span text:style-name="T21">}</text:span></text:p>
                  </text:list-header>
                </text:list>
                <text:p text:style-name="P4"><text:span text:style-name="T2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8cm" svg:height="23.876cm" svg:x="0cm" svg:y="0.254cm" presentation:class="outline" presentation:user-transformed="true">
          <draw:text-box>
            <text:list text:style-name="L2">
              <text:list-header>
                <text:p><text:span text:style-name="T22">Passenger thread:</text:span></text:p>
                <text:p><text:span text:style-name="T23">counter++;</text:span></text:p>
                <text:p><text:span text:style-name="T23">if(counter&gt;max passengers) {</text:span></text:p>
                <text:list>
                  <text:list-header>
                    <text:p><text:span text:style-name="T23">if(flag_in == 1) {</text:span></text:p>
                    <text:list>
                      <text:list-header>
                        <text:p><text:span text:style-name="T22">locker(wait);</text:span></text:p>
                        <text:p><text:span text:style-name="T22">locker(signal);</text:span></text:p>
                      </text:list-header>
                    </text:list>
                    <text:p><text:span text:style-name="T23">}</text:span></text:p>
                    <text:p><text:span text:style-name="T22">rest(wait);</text:span></text:p>
                    <text:p><text:span text:style-name="T22">rest(signal);</text:span></text:p>
                  </text:list-header>
                </text:list>
                <text:p><text:span text:style-name="T23">}</text:span></text:p>
                <text:p><text:span text:style-name="T23">while(1) {</text:span></text:p>
                <text:list>
                  <text:list-header>
                    <text:p><text:span text:style-name="T23">nofpass++;</text:span></text:p>
                    <text:p><text:span text:style-name="T23">if(nofpass%max passengers == 0) {</text:span></text:p>
                    <text:list>
                      <text:list-header>
                        <text:p><text:span text:style-name="T22">start(signal);</text:span></text:p>
                      </text:list-header>
                    </text:list>
                    <text:p><text:span text:style-name="T23">}</text:span></text:p>
                    <text:p><text:span text:style-name="T22">start(wait);</text:span></text:p>
                    <text:p><text:span text:style-name="T22">start(signal);</text:span></text:p>
                    <text:p><text:span text:style-name="T23">sleep(1); (train ride)</text:span></text:p>
                    <text:p><text:span text:style-name="T22">train_wait(signal);</text:span></text:p>
                    <text:p><text:span text:style-name="T23">break;</text:span></text:p>
                  </text:list-header>
                </text:list>
                <text:p><text:span text:style-name="T23">}</text:span></text:p>
                <text:list>
                  <text:list-header>
                    <text:p><text:span text:style-name="T21"/></text:p>
                  </text:list-header>
                </text:list>
                <text:p><text:span text:style-name="T21"/></text:p>
                <text:p><text:span text:style-name="T9"><text:s/>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7.238cm" svg:height="21cm" svg:x="0.762cm" svg:y="0cm" presentation:class="outline" presentation:user-transformed="true">
          <draw:text-box>
            <text:p text:style-name="P4"><text:span text:style-name="T4">Exercise 3.4</text:span></text:p>
            <text:p text:style-name="P4"><text:span text:style-name="T24">1 que</text:span></text:p>
            <text:p text:style-name="P4"><text:span text:style-name="T25">struct region {</text:span></text:p>
            <text:p text:style-name="P4"><text:span text:style-name="T26"><text:s text:c="4"/></text:span><text:span text:style-name="T26">pthread_cond_t R_q;</text:span></text:p>
            <text:p text:style-name="P4"><text:span text:style-name="T26"><text:s text:c="4"/></text:span><text:span text:style-name="T26">pthread_mutex_t R_mtx;</text:span></text:p>
            <text:p text:style-name="P4"><text:span text:style-name="T26"><text:s text:c="4"/></text:span><text:span text:style-name="T26">pthread_mutex_t mtx_R_q;</text:span></text:p>
            <text:p text:style-name="P4"><text:span text:style-name="T26"><text:s text:c="4"/></text:span><text:span text:style-name="T26">int R_n;</text:span></text:p>
            <text:p text:style-name="P4"><text:span text:style-name="T26"><text:s text:c="4"/></text:span><text:span text:style-name="T26">int val;</text:span></text:p>
            <text:p text:style-name="P4"><text:span text:style-name="T25">};</text:span></text:p>
            <text:p text:style-name="P4"><text:span text:style-name="T25">#define CCR_DECLARE(label)\</text:span></text:p>
            <text:p text:style-name="P4"><text:span text:style-name="T26">struct region label;</text:span></text:p>
            <text:p text:style-name="P4"><text:span text:style-name="T25">#define CCR_INIT(label)\</text:span></text:p>
            <text:p text:style-name="P4"><text:span text:style-name="T26">pthread_mutex_init((pthread_mutex_t*)&amp;label.R_mtx, NULL)\ </text:span></text:p>
            <text:p text:style-name="P4"><text:span text:style-name="T26">pthread_mutex_init((pthread_mutex_t*)&amp;label.mtx_R_q, NULL)\</text:span></text:p>
            <text:p text:style-name="P4"><text:span text:style-name="T26">pthread_cond_init((pthread_cond_t*)&amp;label.R_q, NULL) \</text:span></text:p>
            <text:p text:style-name="P4"><text:span text:style-name="T26">label.R_n = 0;\</text:span></text:p>
            <text:p text:style-name="P4"><text:span text:style-name="T26">label.val = 0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7" draw:layer="layout" svg:width="27.94cm" svg:height="21cm" svg:x="0cm" svg:y="0cm" presentation:class="outline" presentation:user-transformed="true">
          <draw:text-box>
            <text:list text:style-name="L2">
              <text:list-header>
                <text:p><text:span text:style-name="T27">#define CCR_EXEC(label,cond,body)\</text:span></text:p>
                <text:p><text:span text:style-name="T28">pthread_mutex_lock((pthread_mutex_t*)&amp;label.R_mtx)</text:span></text:p>
                <text:p><text:span text:style-name="T28">while(!cond) {\</text:span></text:p>
                <text:list>
                  <text:list-header>
                    <text:p><text:span text:style-name="T28">label.R_n++;\</text:span></text:p>
                    <text:p><text:span text:style-name="T28">pthread_mutex_unlock((pthread_mutex_t*)&amp;label.R_mtx)\</text:span></text:p>
                    <text:p><text:span text:style-name="T28">pthread_mutex_lock((pthread_mutex_t*)&amp;label.mtx_R_q)\</text:span></text:p>
                    <text:p><text:span text:style-name="T28">while(label.val == 0) {\</text:span></text:p>
                    <text:list>
                      <text:list-header>
                        <text:p><text:span text:style-name="T27">pthread_cond_wait((pthread_cond_t*)&amp;label.R_q, (pthread_mutex_t*)&amp;label.mtx_R_q)\</text:span></text:p>
                      </text:list-header>
                    </text:list>
                    <text:p><text:span text:style-name="T27">}\</text:span></text:p>
                    <text:p><text:span text:style-name="T29">label.val = 0;\</text:span></text:p>
                    <text:p><text:span text:style-name="T28">pthread_mutex_unlock((pthread_mutex_t*)&amp;label.mtx_R_q)\</text:span></text:p>
                  </text:list-header>
                </text:list>
                <text:p><text:span text:style-name="T28">}\</text:span></text:p>
                <text:p><text:span text:style-name="T28">body;\</text:span></text:p>
                <text:p><text:span text:style-name="T28">if(label.R_n &gt; 0) {\</text:span></text:p>
                <text:list>
                  <text:list-header>
                    <text:p><text:span text:style-name="T28">label.R_n--;\</text:span></text:p>
                    <text:p><text:span text:style-name="T28">pthread_mutex_lock((pthread_mutex_t*)&amp;label.mtx_R_q)\</text:span></text:p>
                    <text:p><text:span text:style-name="T28">label.val = 1;</text:span></text:p>
                    <text:p><text:span text:style-name="T27">pthread_cond_signal((pthread_cond_t*)&amp;label.R_q) != 0)\</text:span></text:p>
                    <text:p><text:span text:style-name="T28">pthread_mutex_unlock((pthread_mutex_t*)&amp;label.mtx_R_q)\</text:span></text:p>
                  </text:list-header>
                </text:list>
                <text:p><text:span text:style-name="T28">}\</text:span></text:p>
                <text:p><text:span text:style-name="T28">else {\</text:span></text:p>
                <text:list>
                  <text:list-header>
                    <text:p><text:span text:style-name="T28">pthread_mutex_unlock((pthread_mutex_t*)&amp;label.R_mtx)\ </text:span></text:p>
                  </text:list-header>
                </text:list>
                <text:p><text:span text:style-name="T28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5" draw:layer="layout" svg:width="25.199cm" svg:height="2.286cm" svg:x="0.963cm" svg:y="0.254cm" presentation:class="title" presentation:user-transformed="true">
          <draw:text-box>
            <text:p text:style-name="P4"><text:span text:style-name="T4">Exercise 3.4.1</text:span></text:p>
          </draw:text-box>
        </draw:frame>
        <draw:frame presentation:style-name="pr3" draw:layer="layout" svg:width="25.199cm" svg:height="17.018cm" svg:x="1.4cm" svg:y="2.54cm" presentation:class="outline" presentation:user-transformed="true">
          <draw:text-box>
            <text:p text:style-name="P1"><text:span text:style-name="T9">Our synchronization framework: <text:s/>begin , ender , print , control_print</text:span></text:p>
            <text:p text:style-name="P1"><text:span text:style-name="T9">Our conditional variables: val_begin , val_print , val_ender , val</text:span></text:p>
            <text:p text:style-name="P1"><text:span text:style-name="T9">Main thread:</text:span></text:p>
            <text:p text:style-name="P1"><text:span text:style-name="T10">Create N worker threads</text:span></text:p>
            <text:p text:style-name="P1"><text:span text:style-name="T10">while(next problem region defined) {</text:span></text:p>
            <text:p text:style-name="P1"><text:span text:style-name="T10"><text:s text:c="4"/></text:span><text:span text:style-name="T10">Create N jobs and assign to workers</text:span></text:p>
            <text:p text:style-name="P1"><text:span text:style-name="T10"><text:s text:c="4"/></text:span><text:span text:style-name="T10">Notify workers(</text:span><text:span text:style-name="T9">CCR_EXEC(begin,(1),val_begin = 1)</text:span><text:span text:style-name="T10">)</text:span></text:p>
            <text:p text:style-name="P1"><text:span text:style-name="T10"><text:s text:c="4"/></text:span><text:span text:style-name="T10">while(not all workers done) {</text:span></text:p>
            <text:p text:style-name="P1"><text:span text:style-name="T10"><text:s text:c="7"/></text:span><text:span text:style-name="T10">Wait for some worker to finish job.</text:span></text:p>
            <text:p text:style-name="P1"><text:span text:style-name="T10"><text:s text:c="6"/></text:span><text:span text:style-name="T9"><text:s/></text:span><text:span text:style-name="T9">CCR_EXEC(print,(val == 1), val = 0)</text:span></text:p>
            <text:p text:style-name="P1"><text:span text:style-name="T10"><text:s text:c="7"/></text:span><text:span text:style-name="T10">Retrieve and draw the result</text:span></text:p>
            <text:p text:style-name="P1"><text:span text:style-name="T10"><text:s text:c="7"/></text:span><text:span text:style-name="T10">Notify the next worker who has finished his job.</text:span></text:p>
            <text:p text:style-name="P1"><text:span text:style-name="T10"><text:s text:c="7"/></text:span><text:span text:style-name="T9">CCR_EXEC(control_print, 1, val_print = 0;)</text:span></text:p>
            <text:p text:style-name="P1"><text:span text:style-name="T10"><text:s text:c="4"/></text:span><text:span text:style-name="T10">}</text:span></text:p>
            <text:p text:style-name="P1"><text:span text:style-name="T10"><text:s text:c="3"/></text:span><text:span text:style-name="T9">CCR_EXEC(ender, 1, val_ender = 1)</text:span></text:p>
            <text:p text:style-name="P1"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7.746cm" svg:height="19.304cm" svg:x="0.254cm" svg:y="0.762cm" presentation:class="outline" presentation:user-transformed="true">
          <draw:text-box>
            <text:p text:style-name="P4"><text:span text:style-name="T11">Worker thread:</text:span></text:p>
            <text:p text:style-name="P4"><text:span text:style-name="T12">While(1) {</text:span></text:p>
            <text:p text:style-name="P4"><text:span text:style-name="T12"><text:s text:c="3"/></text:span><text:span text:style-name="T12">Wait for main to assign job</text:span></text:p>
            <text:p text:style-name="P4"><text:span text:style-name="T12"><text:s text:c="3"/></text:span><text:span text:style-name="T11">CCR_EXEC(begin,(val_begin == 1),val_begin = 1)</text:span></text:p>
            <text:p text:style-name="P4"><text:span text:style-name="T12"><text:s text:c="3"/></text:span><text:span text:style-name="T12">Retrieve job parameters</text:span></text:p>
            <text:p text:style-name="P4"><text:span text:style-name="T12"><text:s text:c="3"/></text:span><text:span text:style-name="T12">Perform the Mandelbrot computation</text:span></text:p>
            <text:p text:style-name="P4"><text:span text:style-name="T12"><text:s text:c="3"/></text:span><text:span text:style-name="T12">Store results</text:span></text:p>
            <text:p text:style-name="P4"><text:span text:style-name="T12"><text:s text:c="3"/></text:span><text:span text:style-name="T11">CCR_EXEC(control_print, (val_print == 0), val_print = 1;printer =n;)</text:span></text:p>
            <text:p text:style-name="P4"><text:span text:style-name="T11"><text:s text:c="3"/></text:span><text:span text:style-name="T11">CCR_EXEC(print,1,(val = 1))</text:span></text:p>
            <text:p text:style-name="P4"><text:span text:style-name="T11"><text:s text:c="3"/></text:span><text:span text:style-name="T11">CCR_EXEC(ender, (val_ender == 1), val_print = 1)</text:span></text:p>
            <text:p text:style-name="P4"><text:span text:style-name="T12">}</text:span></text:p>
          </draw:text-box>
        </draw:frame>
        <draw:frame presentation:style-name="pr3" draw:layer="layout" svg:width="28cm" svg:height="19.812cm" svg:x="0cm" svg:y="0cm" presentation:class="outline" presentation:user-transformed="true">
          <draw:text-box>
            <text:p text:style-name="P4"><text:span text:style-name="T9"/></text:p>
            <text:p text:style-name="P4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5" draw:layer="layout" svg:width="25.199cm" svg:height="2.057cm" svg:x="0.508cm" svg:y="0.229cm" presentation:class="title" presentation:user-transformed="true">
          <draw:text-box>
            <text:p text:style-name="P4"><text:span text:style-name="T4">Exercise : 3.4.2</text:span></text:p>
          </draw:text-box>
        </draw:frame>
        <draw:frame presentation:style-name="pr3" draw:layer="layout" svg:width="25.199cm" svg:height="17.767cm" svg:x="0.709cm" svg:y="2.299cm" presentation:class="outline" presentation:user-transformed="true">
          <draw:text-box>
            <text:p text:style-name="P1"><text:span text:style-name="T9">Our synchronization framework: blue , red</text:span></text:p>
            <text:p text:style-name="P1"><text:span text:style-name="T9">Our conditional variables: val_red , val_blue</text:span></text:p>
            <text:p text:style-name="P4"><text:span text:style-name="T13">Code of threads:</text:span></text:p>
            <text:p text:style-name="P4"><text:span text:style-name="T14">Void *cars(char *color){</text:span></text:p>
            <text:p text:style-name="P4"><text:span text:style-name="T14"><text:s text:c="4"/></text:span><text:span text:style-name="T14">if(car is red){</text:span></text:p>
            <text:p text:style-name="P4"><text:span text:style-name="T14"><text:s text:c="8"/></text:span><text:span text:style-name="T14">if(it is the first time or the are no cars in the bridge){</text:span></text:p>
            <text:p text:style-name="P4"><text:span text:style-name="T14"><text:s text:c="12"/></text:span><text:span text:style-name="T14">Counter++;</text:span></text:p>
            <text:p text:style-name="P4"><text:span text:style-name="T14"><text:s text:c="12"/></text:span><text:span text:style-name="T14">first_time = 1;</text:span></text:p>
            <text:p text:style-name="P4"><text:span text:style-name="T14"><text:s text:c="8"/></text:span><text:span text:style-name="T14">}</text:span></text:p>
            <text:p text:style-name="P4"><text:span text:style-name="T14"><text:s text:c="8"/></text:span><text:span text:style-name="T14">Else{</text:span></text:p>
            <text:p text:style-name="P4"><text:span text:style-name="T14"><text:s text:c="15"/></text:span><text:span text:style-name="T15">CCR_EXEC(red,(val_red == 0),val_red = 1)</text:span></text:p>
            <text:p text:style-name="P4"><text:span text:style-name="T14"><text:s text:c="8"/></text:span><text:span text:style-name="T14">}</text:span></text:p>
            <text:p text:style-name="P4"><text:span text:style-name="T14"><text:s text:c="8"/></text:span><text:span text:style-name="T14">Counter++;</text:span></text:p>
            <text:p text:style-name="P4"><text:span text:style-name="T14"><text:s text:c="4"/></text:span><text:span text:style-name="T14">}</text:span></text:p>
            <text:p text:style-name="P4"><text:span text:style-name="T14"><text:s text:c="4"/></text:span><text:span text:style-name="T14">if(car is blue){</text:span></text:p>
            <text:p text:style-name="P4"><text:span text:style-name="T14"><text:s text:c="7"/></text:span><text:span text:style-name="T14">THE SAME CODE AS RED BUT WITH mtx_control_blue(wait)</text:span></text:p>
            <text:p text:style-name="P4"><text:span text:style-name="T14"><text:s text:c="4"/></text:span><text:span text:style-name="T1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837cm" svg:height="19.05cm" svg:x="0.762cm" svg:y="0.762cm" presentation:class="outline" presentation:user-transformed="true">
          <draw:text-box>
            <text:p><text:span text:style-name="T12">if(counter &lt;= max_bridge_cars and car is red){</text:span></text:p>
            <text:p><text:span text:style-name="T12"><text:s text:c="4"/></text:span><text:span text:style-name="T12">if(counter != max_bridge_cars){</text:span></text:p>
            <text:p><text:span text:style-name="T12"><text:s text:c="6"/></text:span><text:span text:style-name="T11">CCR_EXEC(red,(1),(val_red = 0)) </text:span></text:p>
            <text:p><text:span text:style-name="T12"><text:s text:c="4"/></text:span><text:span text:style-name="T12">}</text:span></text:p>
            <text:p><text:span text:style-name="T12">}</text:span></text:p>
            <text:p><text:span text:style-name="T12">if(counter &lt;= max_bridge_cars and car is blue){</text:span></text:p>
            <text:p><text:span text:style-name="T12"><text:s text:c="3"/></text:span><text:span text:style-name="T12">if(counter != max_bridge_cars){</text:span></text:p>
            <text:p><text:span text:style-name="T12"><text:s text:c="6"/></text:span><text:span text:style-name="T11">CCR_EXEC(blue,(1),(val_blue = 0))</text:span></text:p>
            <text:p><text:span text:style-name="T12"><text:s text:c="3"/></text:span><text:span text:style-name="T12">}</text:span></text:p>
            <text:p><text:span text:style-name="T12">}</text:span></text:p>
            <text:p><text:span text:style-name="T12">bridge_function(color of car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7.178cm" svg:height="20.066cm" svg:x="0.508cm" svg:y="0.508cm" presentation:class="outline" presentation:user-transformed="true">
          <draw:text-box>
            <text:p><text:span text:style-name="T12">if(car is red){</text:span></text:p>
            <text:p><text:span text:style-name="T12"><text:s text:c="4"/></text:span><text:span text:style-name="T12">if(counter != 0){</text:span></text:p>
            <text:p><text:span text:style-name="T12"><text:s text:c="9"/></text:span><text:span text:style-name="T12">Counter--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if(counter_blue != 0 and counter == 0){</text:span></text:p>
            <text:p><text:span text:style-name="T12"><text:s text:c="10"/></text:span><text:span text:style-name="T11">CCR_EXEC(blue,(1),(val_blue = 0))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Else if (counter_red != 0 and counter == 0){</text:span></text:p>
            <text:p><text:span text:style-name="T12"><text:s text:c="10"/></text:span><text:span text:style-name="T11">CCR_EXEC(red,(1),(val_red = 0))</text:span></text:p>
            <text:p><text:span text:style-name="T12"><text:s text:c="4"/></text:span><text:span text:style-name="T12">}</text:span></text:p>
            <text:p><text:span text:style-name="T12"><text:s text:c="3"/></text:span><text:span text:style-name="T12">Else{</text:span></text:p>
            <text:p><text:span text:style-name="T12"><text:s text:c="9"/></text:span><text:span text:style-name="T12">if(counter == 0){</text:span></text:p>
            <text:p><text:span text:style-name="T12"><text:s text:c="15"/></text:span><text:span text:style-name="T12">first_time = 1;</text:span></text:p>
            <text:p><text:span text:style-name="T12"><text:s text:c="15"/></text:span><text:span text:style-name="T11">CCR_EXEC(red,(val_red == 0),val_red = 1)</text:span></text:p>
            <text:p><text:span text:style-name="T12"><text:s text:c="9"/></text:span><text:span text:style-name="T12">}</text:span></text:p>
            <text:p><text:span text:style-name="T12"><text:s text:c="4"/></text:span><text:span text:style-name="T12">}</text:span></text:p>
            <text:p><text:span text:style-name="T12">}</text:span></text:p>
            <text:p><text:span text:style-name="T12">If(car is blue){</text:span></text:p>
            <text:p><text:span text:style-name="T12"><text:s text:c="4"/></text:span><text:span text:style-name="T12">Similarly as red</text:span></text:p>
            <text:p><text:span text:style-name="T12"><text:s text:c="4"/></text:span><text:span text:style-name="T12">counter_blue ----→ counter_red</text:span></text:p>
            <text:p><text:span text:style-name="T12"><text:s text:c="4"/></text:span><text:span text:style-name="T12">mtx_control_blue-----→ mtx_control_red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7.337cm" svg:height="20.912cm" draw:transform="rotate (-0.00314159265358984) translate (0.795cm 0.002cm)" presentation:class="outline" presentation:user-transformed="true">
          <draw:text-box>
            <text:p text:style-name="P4"><text:span text:style-name="T8">Exercise 3.4.3</text:span></text:p>
            <text:p text:style-name="P4"><text:span text:style-name="T17">Our sychronization framework: start, rest, locker, train_wait.</text:span></text:p>
            <text:p text:style-name="P4"><text:span text:style-name="T17">Our conditional variables:val_start, val_rest, val_locker, val_train_wait.</text:span></text:p>
            <text:p text:style-name="P4"><text:span text:style-name="T17">Main thread:</text:span></text:p>
            <text:p text:style-name="P4"><text:span text:style-name="T18"/></text:p>
            <text:p text:style-name="P4"><text:span text:style-name="T18">While(1) {</text:span></text:p>
            <text:p text:style-name="P4"><text:span text:style-name="T19"><text:s text:c="7"/></text:span><text:span text:style-name="T19">Read ‘t’ for train , ‘p’ for passenger or ‘q’ for exit.</text:span></text:p>
            <text:p text:style-name="P4"><text:span text:style-name="T19"><text:s text:c="7"/></text:span><text:span text:style-name="T19">Make threads for train and passengers depending on the answer.</text:span></text:p>
            <text:p text:style-name="P4"><text:span text:style-name="T19"><text:s text:c="7"/></text:span><text:span text:style-name="T19">if(answer is ‘q’) {</text:span></text:p>
            <text:p text:style-name="P4"><text:span text:style-name="T19"><text:s text:c="12"/></text:span><text:span text:style-name="T19">flag = 1;</text:span></text:p>
            <text:p text:style-name="P4"><text:span text:style-name="T17"><text:s text:c="12"/></text:span><text:span text:style-name="T18">Break;</text:span></text:p>
            <text:p text:style-name="P4"><text:span text:style-name="T18"><text:s text:c="7"/></text:span><text:span text:style-name="T18">}</text:span></text:p>
            <text:p text:style-name="P4"><text:span text:style-name="T18">}</text:span></text:p>
            <text:p text:style-name="P4"><text:span text:style-name="T18">pthread_join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7.869cm" svg:height="21cm" svg:x="0cm" svg:y="0cm" presentation:class="outline" presentation:user-transformed="true">
          <draw:text-box>
            <text:list text:style-name="L2">
              <text:list-header>
                <text:p><text:span text:style-name="T9">Train thread:</text:span></text:p>
                <text:p text:style-name="P4"><text:span text:style-name="T21">while(1) {</text:span></text:p>
                <text:list>
                  <text:list-header>
                    <text:p text:style-name="P4"><text:span text:style-name="T21">if(!first_time) {</text:span></text:p>
                    <text:list>
                      <text:list-header>
                        <text:p text:style-name="P4"><text:span text:style-name="T21">if(flag_in==1) {</text:span></text:p>
                        <text:list>
                          <text:list-header>
                            <text:p text:style-name="P4"><text:span text:style-name="T21">flag_in = 0;</text:span></text:p>
                            <text:p text:style-name="P4"><text:span text:style-name="T9">CCR_EXEC(locker, (1), val_locker = 1)</text:span></text:p>
                          </text:list-header>
                        </text:list>
                        <text:p text:style-name="P4"><text:span text:style-name="T21">}</text:span></text:p>
                        <text:p text:style-name="P4"><text:span text:style-name="T9">CCR_EXEC(rest, (1), val_rest = 1)</text:span></text:p>
                      </text:list-header>
                    </text:list>
                    <text:p text:style-name="P4"><text:span text:style-name="T21">}</text:span></text:p>
                    <text:p text:style-name="P4"><text:span text:style-name="T9">CCR_EXEC(start, (val_start == 1), val_start = 1)</text:span></text:p>
                    <text:p text:style-name="P4"><text:span text:style-name="T21">if((!first_time)&amp;&amp;(flag_in == 0)) {</text:span><text:span text:style-name="T21"><text:line-break/></text:span><text:span text:style-name="T21"><text:tab/></text:span><text:span text:style-name="T9">CCR_EXEC(locker,(val_locker == 1), val_locker = 1)</text:span></text:p>
                    <text:p text:style-name="P4"><text:span text:style-name="T21">}</text:span></text:p>
                    <text:p text:style-name="P4"><text:span text:style-name="T21">sleep(1); (train ride)</text:span></text:p>
                    <text:p text:style-name="P4"><text:span text:style-name="T9">CCR_EXEC(train_wait, (val_train_wait == 1), val_train_wait = 1)</text:span></text:p>
                    <text:p text:style-name="P4"><text:span text:style-name="T21">first_time = 0;</text:span></text:p>
                    <text:p text:style-name="P4"><text:span text:style-name="T21">if(flag == 1) {</text:span></text:p>
                    <text:list>
                      <text:list-header>
                        <text:p text:style-name="P4"><text:span text:style-name="T21">break;</text:span></text:p>
                      </text:list-header>
                    </text:list>
                    <text:p text:style-name="P4"><text:span text:style-name="T21">}</text:span></text:p>
                  </text:list-header>
                </text:list>
                <text:p text:style-name="P4"><text:span text:style-name="T2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8cm" svg:height="21cm" svg:x="0cm" svg:y="0cm" presentation:class="outline" presentation:user-transformed="true">
          <draw:text-box>
            <text:list text:style-name="L2">
              <text:list-header>
                <text:p><text:span text:style-name="T22">Passenger thread:</text:span></text:p>
                <text:p><text:span text:style-name="T23">counter++;</text:span></text:p>
                <text:p><text:span text:style-name="T23">if(counter&gt;max passengers) {</text:span></text:p>
                <text:list>
                  <text:list-header>
                    <text:p><text:span text:style-name="T23">if(flag_in == 1) {</text:span></text:p>
                    <text:list>
                      <text:list-header>
                        <text:p><text:span text:style-name="T22">CCR_EXEC(locker,(val_locker == 1), val_locker = 1)</text:span></text:p>
                      </text:list-header>
                    </text:list>
                    <text:p><text:span text:style-name="T23">}</text:span></text:p>
                    <text:p><text:span text:style-name="T22">CCR_EXEC(rest, (val_rest == 1), val_rest = 1)</text:span></text:p>
                  </text:list-header>
                </text:list>
                <text:p><text:span text:style-name="T23">}</text:span></text:p>
                <text:p><text:span text:style-name="T23">while(1) {</text:span></text:p>
                <text:list>
                  <text:list-header>
                    <text:p><text:span text:style-name="T23">nofpass++;</text:span></text:p>
                    <text:p><text:span text:style-name="T23">if(nofpass%max passengers == 0) {</text:span></text:p>
                    <text:list>
                      <text:list-header>
                        <text:p><text:span text:style-name="T22">CCR_EXEC(start, (1), val_start = 1)</text:span></text:p>
                      </text:list-header>
                    </text:list>
                    <text:p><text:span text:style-name="T23">}</text:span></text:p>
                    <text:p><text:span text:style-name="T22">CCR_EXEC(start, (val_start == 1), val_start = 1)</text:span></text:p>
                    <text:p><text:span text:style-name="T23">sleep(1); (train ride)</text:span></text:p>
                    <text:p><text:span text:style-name="T22">CCR_EXEC(train_wait, (1), val_train_wait = 1)</text:span></text:p>
                    <text:p><text:span text:style-name="T23">break;</text:span></text:p>
                  </text:list-header>
                </text:list>
                <text:p><text:span text:style-name="T23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3:40:53.286497594</meta:creation-date>
    <dc:date>2017-12-02T18:22:39.922423742</dc:date>
    <meta:editing-duration>PT3H17M20S</meta:editing-duration>
    <meta:editing-cycles>33</meta:editing-cycles>
    <meta:generator>LibreOffice/5.1.3.2$Linux_X86_64 LibreOffice_project/10m0$Build-2</meta:generator>
    <meta:document-statistic meta:object-count="82"/>
  </office:meta>
</office:document-meta>
</file>